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0abff"/>
    </style:style>
    <style:style style:name="P7" style:family="paragraph" style:parent-style-name="Standard">
      <style:text-properties officeooo:rsid="00113bf5" officeooo:paragraph-rsid="00113bf5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0T15:57:07.668000000</dc:date>
    <meta:editing-duration>PT3H32M16S</meta:editing-duration>
    <meta:editing-cycles>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6" meta:word-count="59" meta:character-count="462" meta:non-whitespace-character-count="404"/>
  </office:meta>
</office:document-meta>
</file>